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<text:a xlink:href="mailto:1@example.com" xlink:type="simple">1@example.com</text:a>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2@example.com</text:p>
          </table:table-cell>
          <table:table-cell office:value-type="string" calcext:value-type="string">
            <text:p>text and <text:a xlink:href="https://github.com/box/spout/issues/218" xlink:type="simple">https://github.com/box/spout/issues/218</text:a> and 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0:10:25.920710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Reiss</meta:initial-creator>
    <meta:creation-date>2016-05-18T09:07:24.599067098</meta:creation-date>
    <dc:date>2016-05-18T10:17:42.646052117</dc:date>
    <dc:creator>Florian Reiss</dc:creator>
    <meta:editing-duration>PT9M19S</meta:editing-duration>
    <meta:editing-cycles>6</meta:editing-cycles>
    <meta:generator>LibreOffice/5.1.2.2$Linux_X86_64 LibreOffice_project/10m0$Build-2</meta:generator>
    <meta:document-statistic meta:table-count="1" meta:cell-count="6" meta:object-count="0"/>
  </office:meta>
</office:document-meta>
</file>